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YamlMapFactoryBeanTests.testFirs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YamlMapFactoryBeanTests.testMapWithInteger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YamlMapFactoryBeanTests.testDuplicat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YamlMapFactoryBeanTests.testOverrideAndRemove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YamlMapFactoryBeanTests.testSetBarfOnResourc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YamlMapFactoryBeanTests.testMapWithPeriodsI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YamlMapFactoryBeanTests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amlMapFactoryBeanTests.testSetIgnoreResource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YamlMapFactoryBeanTests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amlMapFactoryBeanTests.test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